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Text_20_body"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nnMaster Report <text:date style:data-style-name="N84" text:date-value="2006-12-20T16:33:07.99" text:fixed="true">2006-12-20</text:date>: Randomization</text:h>
      <text:p text:style-name="Text_20_body">Fragestellung: </text:p>
      <text:p text:style-name="Text_20_body">Bilden GoMiner Terme spärlich überschneidende Mengen-Familien?</text:p>
      <text:p text:style-name="Text_20_body"/>
      <text:list text:style-name="L1">
        <text:list-item>
          <text:p text:style-name="P1">Verwende den Stellate vs. Fibroblasten Datensatz d.h. Gesamtgene <text:span text:style-name="T1">U</text:span>/geänderte Gene <text:span text:style-name="T1">C</text:span></text:p>
        </text:list-item>
        <text:list-item>
          <text:p text:style-name="P1">Ziehe zufällig |C| aus den U Genen und starte eine GoMiner Analyse (siehe scripts/gorand.py). 1000 Läufe.</text:p>
        </text:list-item>
        <text:list-item>
          <text:p text:style-name="P1">Lese die GoMiner Ergebnisse ein und filtere GO-Terme:<text:line-break/>p-Value &lt;= 0.05 und 40 &lt;= #Total &lt;= 140<text:line-break/>Wähle höchstens 10 Terme (aufsteigend nach p-Wert). Bestimme die Anzahl aller möglichen nicht-leeren Schnitte (maximal 2^n - 1)</text:p>
        </text:list-item>
        <text:list-item>
          <text:p text:style-name="P1">Für jede Analyse aus 3. ergibt sich eine Mengen-Familie A1...An. Nun werden aus der Vereinigung A1+A2+...+An auch wieder n Mengen mit den Karinalitäten |A1|...|An| gezogen und die Anzahl der nicht-leeren Schnitte berechnet.</text:p>
        </text:list-item>
        <text:list-item>
          <text:p text:style-name="P1">Zähle, wie oft die Werte aus 4. größer als der Wert aus 3. ist für 200 Läufe. Wenn die GoTerme unstrukturiert wären, so sollten die Überschneidungskomplexitäten ähnlich zu den zufällig gezogenen sein.</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2-20T16:32:17</meta:creation-date>
    <dc:date>2006-12-20T16:56:13</dc:date>
    <dc:language>en-US</dc:language>
    <meta:editing-cycles>15</meta:editing-cycles>
    <meta:editing-duration>PT23M57S</meta:editing-duration>
    <meta:user-defined meta:name="Info 1"/>
    <meta:user-defined meta:name="Info 2"/>
    <meta:user-defined meta:name="Info 3"/>
    <meta:user-defined meta:name="Info 4"/>
    <meta:document-statistic meta:table-count="0" meta:image-count="0" meta:object-count="0" meta:page-count="1" meta:paragraph-count="8" meta:word-count="146" meta:character-count="943"/>
  </office:meta>
</office:document-meta>
</file>